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17ab5" officeooo:paragraph-rsid="0013945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7ab5" officeooo:paragraph-rsid="00117ab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7ab5" officeooo:paragraph-rsid="0013945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7ab5" officeooo:paragraph-rsid="0013d16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7ab5" officeooo:paragraph-rsid="001585e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3945d" officeooo:paragraph-rsid="0013945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3945d" officeooo:paragraph-rsid="001585e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3d162" officeooo:paragraph-rsid="0013d16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3d162" officeooo:paragraph-rsid="001585e2" style:font-size-asian="12pt" style:font-weight-asian="normal" style:font-size-complex="12pt" style:font-weight-complex="normal"/>
    </style:style>
    <style:style style:name="P10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17ab5" officeooo:paragraph-rsid="001585e2" style:font-size-asian="12pt" style:font-weight-asian="normal" style:font-size-complex="12pt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5pt" officeooo:rsid="0012e8ef" style:font-size-asian="15pt" style:font-size-complex="15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vertical-align="middle" draw:auto-grow-height="false" fo:min-height="7.41cm" fo:min-width="0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3.175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Eu Me Rendo</text:span><text:tab/><text:tab/><text:span text:style-name="T1">Renascer Praise<text:tab/></text:span><text:span text:style-name="T3">[ 24 ]</text:span></text:p>
      <text:p text:style-name="P3"><draw:custom-shape text:anchor-type="paragraph" draw:z-index="0" draw:style-name="gr1" draw:text-style-name="P11" svg:width="0.53cm" svg:height="7.409cm" svg:x="10.329cm" svg:y="-0.19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A ti eu vou clamar; Pois tudo vem de ti</text:p>
      <text:p text:style-name="P2">E tudo está em ti</text:p>
      <text:p text:style-name="P2">Por ti vou caminhar; Tu és a direção</text:p>
      <text:p text:style-name="P2">O sol a me guiar</text:p>
      <text:p text:style-name="P2"><draw:frame text:anchor-type="paragraph" draw:z-index="2" draw:style-name="gr3" draw:text-style-name="P12" svg:width="0.636cm" svg:height="0.546cm" svg:x="11.202cm" svg:y="-0.06cm"><draw:text-box><text:p>2x</text:p></draw:text-box></draw:frame>Tudo pode passar</text:p>
      <text:p text:style-name="P2">Teu amor jamais me deixará</text:p>
      <text:p text:style-name="P2">Sempre há de existir</text:p>
      <text:p text:style-name="P2">Novo amanhã preparado pra mim</text:p>
      <text:p text:style-name="P2">Preparado pra mim</text:p>
      <text:p text:style-name="P6">Preparado pra mim; Preparado pra mim</text:p>
      <text:p text:style-name="P2"/>
      <text:p text:style-name="P2"><draw:custom-shape text:anchor-type="paragraph" draw:z-index="1" draw:style-name="gr2" draw:text-style-name="P11" svg:width="0.398cm" svg:height="3.176cm" svg:x="9.641cm" svg:y="-0.16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u me rendo aos teus pés</text:p>
      <text:p text:style-name="P2">És tudo que eu preciso pra viver</text:p>
      <text:p text:style-name="P2"><draw:frame text:anchor-type="paragraph" draw:z-index="3" draw:style-name="gr3" draw:text-style-name="P12" svg:width="0.579cm" svg:height="0.546cm" svg:x="10.257cm" svg:y="-0.314cm"><draw:text-box><text:p>2x</text:p></draw:text-box></draw:frame>Eu me lanço aos teus braços</text:p>
      <text:p text:style-name="P2">Onde encontro meu refúgio</text:p>
      <text:p text:style-name="P8">Jesus, eis-me aqui; Jesus, eis-me aqui</text:p>
      <text:p text:style-name="P4"><draw:custom-shape text:anchor-type="paragraph" draw:z-index="4" draw:style-name="gr2" draw:text-style-name="P11" svg:width="0.398cm" svg:height="3.176cm" svg:x="9.641cm" svg:y="-0.16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u me rendo aos teus pés</text:p>
      <text:p text:style-name="P4">És tudo que eu preciso pra viver</text:p>
      <text:p text:style-name="P4"><draw:frame text:anchor-type="paragraph" draw:z-index="5" draw:style-name="gr3" draw:text-style-name="P12" svg:width="0.579cm" svg:height="0.546cm" svg:x="10.257cm" svg:y="-0.314cm"><draw:text-box><text:p>2x</text:p></draw:text-box></draw:frame>Eu me lanço aos teus braços</text:p>
      <text:p text:style-name="P4">Onde encontro meu refúgio</text:p>
      <text:p text:style-name="P8">Jesus, eis-me aqui; Jesus, eis-me aqui</text:p>
      <text:p text:style-name="P8">Jesus, eis-me aqui; Jesus, eis-me aqui</text:p>
      <text:p text:style-name="P10"><text:span text:style-name="T2">Eu Me Rendo</text:span><text:tab/><text:tab/><text:span text:style-name="T1">Renascer Praise<text:tab/></text:span><text:span text:style-name="T3">[ 24 ]</text:span></text:p>
      <text:p text:style-name="P5"><draw:custom-shape text:anchor-type="paragraph" draw:z-index="6" draw:style-name="gr1" draw:text-style-name="P11" svg:width="0.53cm" svg:height="7.409cm" svg:x="10.329cm" svg:y="-0.19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A ti eu vou clamar; Pois tudo vem de ti</text:p>
      <text:p text:style-name="P5">E tudo está em ti</text:p>
      <text:p text:style-name="P5">Por ti vou caminhar; Tu és a direção</text:p>
      <text:p text:style-name="P5">O sol a me guiar</text:p>
      <text:p text:style-name="P5"><draw:frame text:anchor-type="paragraph" draw:z-index="8" draw:style-name="gr3" draw:text-style-name="P12" svg:width="0.636cm" svg:height="0.546cm" svg:x="11.202cm" svg:y="-0.06cm"><draw:text-box><text:p>2x</text:p></draw:text-box></draw:frame>Tudo pode passar</text:p>
      <text:p text:style-name="P5">Teu amor jamais me deixará</text:p>
      <text:p text:style-name="P5">Sempre há de existir</text:p>
      <text:p text:style-name="P5">Novo amanhã preparado pra mim</text:p>
      <text:p text:style-name="P5">Preparado pra mim</text:p>
      <text:p text:style-name="P7">Preparado pra mim; Preparado pra mim</text:p>
      <text:p text:style-name="P5"/>
      <text:p text:style-name="P5"><draw:custom-shape text:anchor-type="paragraph" draw:z-index="7" draw:style-name="gr2" draw:text-style-name="P11" svg:width="0.398cm" svg:height="3.176cm" svg:x="9.641cm" svg:y="-0.16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u me rendo aos teus pés</text:p>
      <text:p text:style-name="P5">És tudo que eu preciso pra viver</text:p>
      <text:p text:style-name="P5"><draw:frame text:anchor-type="paragraph" draw:z-index="9" draw:style-name="gr3" draw:text-style-name="P12" svg:width="0.579cm" svg:height="0.546cm" svg:x="10.257cm" svg:y="-0.314cm"><draw:text-box><text:p>2x</text:p></draw:text-box></draw:frame>Eu me lanço aos teus braços</text:p>
      <text:p text:style-name="P5">Onde encontro meu refúgio</text:p>
      <text:p text:style-name="P9">Jesus, eis-me aqui; Jesus, eis-me aqui</text:p>
      <text:p text:style-name="P5"><draw:custom-shape text:anchor-type="paragraph" draw:z-index="10" draw:style-name="gr2" draw:text-style-name="P11" svg:width="0.398cm" svg:height="3.176cm" svg:x="9.641cm" svg:y="-0.16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u me rendo aos teus pés</text:p>
      <text:p text:style-name="P5">És tudo que eu preciso pra viver</text:p>
      <text:p text:style-name="P5"><draw:frame text:anchor-type="paragraph" draw:z-index="11" draw:style-name="gr3" draw:text-style-name="P12" svg:width="0.579cm" svg:height="0.546cm" svg:x="10.257cm" svg:y="-0.314cm"><draw:text-box><text:p>2x</text:p></draw:text-box></draw:frame>Eu me lanço aos teus braços</text:p>
      <text:p text:style-name="P5">Onde encontro meu refúgio</text:p>
      <text:p text:style-name="P9">Jesus, eis-me aqui; Jesus, eis-me aqui</text:p>
      <text:p text:style-name="P9">Jesus, eis-me aqui; Jesus, eis-me aq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1-31T13:16:15.785723555</dc:date>
    <meta:editing-cycles>15</meta:editing-cycles>
    <meta:editing-duration>PT38M5S</meta:editing-duration>
    <meta:generator>LibreOffice/4.4.6.3$Linux_X86_64 LibreOffice_project/40m0$Build-3</meta:generator>
    <meta:document-statistic meta:table-count="0" meta:image-count="0" meta:object-count="0" meta:page-count="1" meta:paragraph-count="44" meta:word-count="252" meta:character-count="1234" meta:non-whitespace-character-count="1024"/>
  </office:meta>
</office:document-meta>
</file>